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4" svg:stroke-width="0cm" draw:stroke-linejoin="none" svg:stroke-linecap="butt" draw:fill="solid" draw:fill-color="#dddddd" draw:textarea-horizontal-align="center" draw:textarea-vertical-align="middl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00558c" draw:textarea-horizontal-align="center" draw:textarea-vertical-align="middl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c8102e" draw:textarea-horizontal-align="center" draw:textarea-vertical-align="middle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999999" draw:textarea-horizontal-align="center" draw:textarea-vertical-align="middle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5b6770" draw:textarea-horizontal-align="center" draw:textarea-vertical-align="middle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solid" draw:fill-color="#00558c"/>
      <style:paragraph-properties fo:text-align="center"/>
    </style:style>
    <style:style style:name="P3" style:family="paragraph">
      <loext:graphic-properties draw:fill="solid" draw:fill-color="#c8102e"/>
      <style:paragraph-properties fo:text-align="center"/>
    </style:style>
    <style:style style:name="P4" style:family="paragraph">
      <loext:graphic-properties draw:fill="solid" draw:fill-color="#999999"/>
      <style:paragraph-properties fo:text-align="center"/>
    </style:style>
    <style:style style:name="P5" style:family="paragraph">
      <loext:graphic-properties draw:fill="solid" draw:fill-color="#5b6770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5.233cm" svg:height="4.027cm" svg:x="10.48cm" svg:y="0.146cm" svg:viewBox="0 0 5234 4028" svg:d="M4388 3361c-498 399-1223 667-2202 667-1874 0-2372-871-2128-2021 156-738 568-1283 1076-1584 424-254 931-423 1912-423 1876 0 2373 870 2130 2021-122 568-399 1039-788 1340zM2853 857c-532 0-991 362-1160 1150-170 786 145 1150 676 1150 532 0 992-361 1161-1150 170-785-145-1150-677-1150z">
          <text:p/>
        </draw:path>
        <draw:path draw:style-name="gr2" draw:text-style-name="P2" draw:layer="layout" svg:width="7.045cm" svg:height="1.262cm" svg:x="2.374cm" svg:y="4.855cm" svg:viewBox="0 0 7046 1263" svg:d="M6955 1110c108-14 156-170-61-254-2045-810-5072-1029-6741-725-183 47-241 205 47 240 289 34 1029 98 2082 339 582 132 1016 325 1392 532 17 12 33 19 50 21h15c27-3 54-19 80-45 860-870 2929-85 3136-108z">
          <text:p/>
        </draw:path>
        <draw:path draw:style-name="gr3" draw:text-style-name="P3" draw:layer="layout" svg:width="9.676cm" svg:height="1.606cm" svg:x="0cm" svg:y="3.788cm" svg:viewBox="0 0 9677 1607" svg:d="M9507 1510l170-823c-3219-979-6304-920-9547 230-72 26-123 83-130 135v27c9 59 82 104 251 79 498-71 2516-352 4321-362 1439-14 3196 301 4658 785 169 51 240 27 277-71z">
          <text:p/>
        </draw:path>
        <draw:path draw:style-name="gr4" draw:text-style-name="P4" draw:layer="layout" svg:width="5.557cm" svg:height="4.03cm" svg:x="5.043cm" svg:y="0.095cm" svg:viewBox="0 0 5558 4031" svg:d="M4212 0l-522 2458h-23l-715-2458h-2638l-230 1090h387l-471 2250c71 0 145 0 217 0 375 0 738 14 1113 48l498-2322h13l714 2468c701 108 1416 277 2143 497h14l846-4028c-3-3-1346-3-1346-3z">
          <text:p/>
        </draw:path>
        <draw:path draw:style-name="gr4" draw:text-style-name="P4" draw:layer="layout" svg:width="4.655cm" svg:height="3.858cm" svg:x="0.306cm" svg:y="0cm" svg:viewBox="0 0 4656 3859" svg:d="M2824 0c-1463 0-2275 362-2445 1161-47 207-37 471 122 641 399 436 2116 605 2275 836 37 47 48 97 37 169-61 290-423 375-738 375-206 0-325-48-413-145-71-98-84-241-47-447h-1572c-108 629-132 1184 1463 1269 786-193 1574-315 2347-376 338-206 531-483 605-808 71-352-24-556-146-678-398-436-2057-605-2250-822-37-37-48-109-37-170 37-193 241-315 569-315 193 0 338 24 436 98 98 72 132 207 98 413h1499v-16c146-751-241-1185-1803-1185z">
          <text:p/>
        </draw:path>
        <draw:polygon draw:style-name="gr5" draw:text-style-name="P5" draw:layer="layout" svg:width="0.304cm" svg:height="0.364cm" svg:x="15.497cm" svg:y="0.18cm" svg:viewBox="0 0 305 365" draw:points="0,0 305,0 305,37 183,37 183,365 135,365 135,37 0,37">
          <text:p/>
        </draw:polygon>
        <draw:path draw:style-name="gr5" draw:text-style-name="P5" draw:layer="layout" svg:width="0.348cm" svg:height="0.375cm" svg:x="15.849cm" svg:y="0.169cm" svg:viewBox="0 0 349 376" svg:d="M291 376v-13h-2v13zM291 159v-98l-98 302h-47l-98-302v85 217h-48v-363h72l108 302 98-302h71v363h-58z">
          <text:p/>
        </draw:path>
        <draw:polygon draw:style-name="gr5" draw:text-style-name="P5" draw:layer="layout" svg:width="0.304cm" svg:height="0.364cm" svg:x="15.497cm" svg:y="0.18cm" svg:viewBox="0 0 305 365" draw:points="0,0 305,0 305,37 183,37 183,365 135,365 135,37 0,37">
          <text:p/>
        </draw:polygon>
        <draw:path draw:style-name="gr5" draw:text-style-name="P5" draw:layer="layout" svg:width="0.348cm" svg:height="0.375cm" svg:x="15.849cm" svg:y="0.169cm" svg:viewBox="0 0 349 376" svg:d="M291 376v-13h-2v13zM291 159v-98l-98 302h-47l-98-302v85 217h-48v-363h72l108 302 98-302h71v363h-58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58cm" fo:margin-bottom="0.458cm" fo:margin-left="0.458cm" fo:margin-right="0.458cm" fo:page-width="16.203cm" fo:page-height="6.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21T20:43:25.577000000</dc:date>
    <meta:editing-duration>PT16M26S</meta:editing-duration>
    <meta:editing-cycles>1</meta:editing-cycles>
    <meta:document-statistic meta:object-count="9"/>
    <meta:generator>LibreOffice/7.2.2.2$Windows_X86_64 LibreOffice_project/02b2acce88a210515b4a5bb2e46cbfb63fe97d56</meta:generator>
  </office:meta>
</office:document-meta>
</file>